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2cm" svg:height="8.545cm" svg:x="0.008cm" svg:y="0.9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7-30T14:03:43.563438532</dc:date>
    <meta:editing-duration>PT5M48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93cm" svg:height="8.546cm" xlink:href="." xlink:type="simple" chart:class="chart:scatter" chart:style-name="ch1">
        <chart:plot-area chart:style-name="ch2" chart:data-source-has-labels="both" svg:x="0.303cm" svg:y="0.17cm" svg:width="14.587cm" svg:height="8.206cm">
          <chart:coordinate-region svg:x="0.845cm" svg:y="0.369cm" svg:width="13.951cm" svg:height="7.808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01564624150032">
                <text:p>2.0156462415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0608596422134">
                <text:p>2.0608596422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13058434435509">
                <text:p>2.1305843443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21678656510873">
                <text:p>2.21678656510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30901699437495">
                <text:p>2.30901699437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39514673531351">
                <text:p>2.39514673531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4622292940831">
                <text:p>2.4622292940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49743288152307">
                <text:p>2.49743288152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48898257287883">
                <text:p>2.48898257287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3045391150597">
                <text:p>2.3045391150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1176957403731">
                <text:p>2.1176957403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86653366225585">
                <text:p>1.86653366225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550138567168">
                <text:p>1.5550138567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9098300562505">
                <text:p>1.19098300562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85865406618544">
                <text:p>0.785865406618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354125701607078">
                <text:p>0.354125701607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0874666649116548">
                <text:p>-0.0874666649116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520727774372135">
                <text:p>-0.520727774372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28844015506672">
                <text:p>-1.28844015506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58852159919791">
                <text:p>-1.58852159919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81347300230113">
                <text:p>-1.81347300230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95281256375759">
                <text:p>-1.95281256375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5281256375759">
                <text:p>-1.95281256375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81347300230113">
                <text:p>-1.81347300230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58852159919791">
                <text:p>-1.58852159919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28844015506672">
                <text:p>-1.288440155066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20727774372137">
                <text:p>-0.520727774372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0874666649116541">
                <text:p>-0.0874666649116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354125701607081">
                <text:p>0.354125701607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785865406618546">
                <text:p>0.785865406618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19098300562505">
                <text:p>1.1909830056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550138567168">
                <text:p>1.5550138567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86653366225585">
                <text:p>1.86653366225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1176957403731">
                <text:p>2.1176957403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3045391150597">
                <text:p>2.3045391150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48898257287883">
                <text:p>2.48898257287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49743288152307">
                <text:p>2.49743288152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4622292940831">
                <text:p>2.4622292940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39514673531351">
                <text:p>2.395146735313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30901699437495">
                <text:p>2.30901699437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21678656510873">
                <text:p>2.21678656510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13058434435509">
                <text:p>2.13058434435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0608596422134">
                <text:p>2.0608596422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01564624150032">
                <text:p>2.01564624150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01564624150032">
                <text:p>2.01564624150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0608596422134">
                <text:p>2.0608596422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13058434435509">
                <text:p>2.13058434435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21678656510873">
                <text:p>2.21678656510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30901699437495">
                <text:p>2.30901699437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39514673531351">
                <text:p>2.39514673531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46222929408311">
                <text:p>2.462229294083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49743288152307">
                <text:p>2.497432881523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48898257287883">
                <text:p>2.48898257287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3045391150597">
                <text:p>2.3045391150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1176957403731">
                <text:p>2.1176957403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86653366225585">
                <text:p>1.86653366225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5550138567168">
                <text:p>1.55501385671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19098300562505">
                <text:p>1.190983005625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85865406618542">
                <text:p>0.785865406618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354125701607079">
                <text:p>0.3541257016070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0874666649116584">
                <text:p>-0.0874666649116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520727774372132">
                <text:p>-0.520727774372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28844015506672">
                <text:p>-1.28844015506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58852159919791">
                <text:p>-1.588521599197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81347300230112">
                <text:p>-1.81347300230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5281256375759">
                <text:p>-1.952812563757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5281256375759">
                <text:p>-1.952812563757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81347300230113">
                <text:p>-1.81347300230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58852159919792">
                <text:p>-1.588521599197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28844015506672">
                <text:p>-1.288440155066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27050983124844">
                <text:p>-0.927050983124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520727774372134">
                <text:p>-0.5207277743721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0874666649116612">
                <text:p>-0.0874666649116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354125701607077">
                <text:p>0.3541257016070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85865406618539">
                <text:p>0.785865406618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9098300562505">
                <text:p>1.190983005625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5550138567168">
                <text:p>1.5550138567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86653366225585">
                <text:p>1.866533662255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1176957403731">
                <text:p>2.1176957403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3045391150597">
                <text:p>2.30453911505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48898257287883">
                <text:p>2.48898257287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49743288152307">
                <text:p>2.497432881523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4622292940831">
                <text:p>2.46222929408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39514673531351">
                <text:p>2.395146735313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30901699437495">
                <text:p>2.30901699437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21678656510873">
                <text:p>2.216786565108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13058434435509">
                <text:p>2.13058434435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0608596422134">
                <text:p>2.0608596422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01564624150032">
                <text:p>2.01564624150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